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StarSymbol" style:font-style-name="Regular" style:font-charset="x-symbol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3" style:family="text">
      <style:text-properties fo:font-family="Arial" style:font-family-generic="swiss" style:font-pitch="variable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4" style:family="text">
      <style:text-properties fo:font-family="Arial" style:font-family-generic="swiss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5" style:family="text">
      <style:text-properties fo:font-family="Ariel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6" style:family="text">
      <style:text-properties fo:font-family="StarSymbol" style:font-style-name="Regular" style:font-charset="x-symbol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7" style:family="text">
      <style:text-properties fo:font-family="Arial" style:font-family-generic="swiss" style:font-pitch="variable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8" style:family="text">
      <style:text-properties fo:font-family="StarSymbol" style:font-style-name="Regular" style:font-charset="x-symbol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family="StarSymbol" style:font-style-name="Regular" style:font-charset="x-symbol" style:text-underline-style="none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12" style:family="text">
      <style:text-properties fo:font-family="Arial" style:font-family-generic="swiss" style:font-pitch="variable" style:text-underline-style="none" fo:font-weight="normal" style:font-family-asian="StarBats" style:font-style-name-asian="Regular" style:font-charset-asian="x-symbol" style:font-weight-asian="normal" style:font-family-complex="StarBats" style:font-style-name-complex="Regular" style:font-charset-complex="x-symbol" style:font-weight-complex="normal"/>
    </style:style>
    <style:style style:name="T13" style:family="text">
      <style:text-properties fo:font-family="StarSymbol" style:font-style-name="Regular" style:font-charset="x-symbol" style:text-underline-style="none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style:style style:name="T14" style:family="text">
      <style:text-properties fo:font-family="Arial" style:font-family-generic="swiss" style:font-pitch="variable" style:text-underline-style="none" fo:font-weight="normal" style:font-family-asian="StarSymbol" style:font-style-name-asian="Regular" style:font-charset-asian="x-symbol" style:font-weight-asian="normal" style:font-family-complex="StarSymbol" style:font-style-name-complex="Regular" style:font-charset-complex="x-symbo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68cm" svg:height="4.543cm" svg:x="5.748cm" svg:y="5.836cm">
            <draw:text-box>
              <text:p text:style-name="P1"><text:span text:style-name="T1">Gold Forces Operator</text:span></text:p>
              <text:p text:style-name="P1">GFC controls <text:span text:style-name="T2">〈</text:span><text:span text:style-name="T3">no</text:span>go<text:span text:style-name="T2">〉</text:span></text:p>
              <text:p text:style-name="P1"><text:span text:style-name="T4"><text:s text:c="2"/></text:span><text:span text:style-name="T4">GFC s</text:span><text:span text:style-name="T5">ays </text:span><text:span text:style-name="T6">〈</text:span><text:span text:style-name="T7">nogo</text:span><text:span text:style-name="T6">〉</text:span></text:p>
              <text:p text:style-name="P1"><text:span text:style-name="T2">〈</text:span><text:span text:style-name="T3">no</text:span>go<text:span text:style-name="T2">〉</text:span><text:span text:style-name="T8">⊃</text:span><text:span text:style-name="T2">〈</text:span><text:span text:style-name="T3">abort</text:span><text:span text:style-name="T2">〉</text:span></text:p>
              <text:p text:style-name="P1">------------------------------</text:p>
              <text:p text:style-name="P1">GFO says <text:span text:style-name="T2">〈</text:span><text:span text:style-name="T3">abort</text:span><text:span text:style-name="T2">〉</text:span></text:p>
            </draw:text-box>
          </draw:frame>
          <draw:custom-shape draw:style-name="gr2" draw:text-style-name="P1" draw:layer="layout" svg:width="5.667cm" svg:height="2.589cm" svg:x="0.101cm" svg:y="7.19cm">
            <text:p text:style-name="P1">GFC says <text:span text:style-name="T2">〈</text:span><text:span text:style-name="T3">no</text:span><text:span text:style-name="T9">go</text:span><text:span text:style-name="T2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324cm" svg:height="4.865cm" svg:x="18.586cm" svg:y="6.018cm">
            <draw:text-box>
              <text:p text:style-name="P1"><text:span text:style-name="T1">Weapon</text:span></text:p>
              <text:p text:style-name="P1"><text:span text:style-name="T10">BFO controls </text:span><text:span text:style-name="T11">〈</text:span><text:span text:style-name="T12">abort</text:span><text:span text:style-name="T11">〉</text:span></text:p>
              <text:p text:style-name="P1"><text:span text:style-name="T10">GFO controls </text:span><text:span text:style-name="T11">〈</text:span><text:span text:style-name="T12">abort</text:span><text:span text:style-name="T11">〉</text:span></text:p>
              <text:p text:style-name="P1"><text:span text:style-name="T10">GFO says </text:span><text:span text:style-name="T13">〈</text:span><text:span text:style-name="T14">abort</text:span><text:span text:style-name="T13">〉</text:span></text:p>
              <text:p text:style-name="P1"><text:span text:style-name="T10">------------------------</text:span></text:p>
              <text:p text:style-name="P1"><text:span text:style-name="T13">〈</text:span><text:span text:style-name="T14">abort</text:span><text:span text:style-name="T13">〉</text:span></text:p>
            </draw:text-box>
          </draw:frame>
          <draw:custom-shape draw:style-name="gr2" draw:text-style-name="P1" draw:layer="layout" svg:width="5.774cm" svg:height="2.589cm" svg:x="12.792cm" svg:y="7.156cm">
            <text:p text:style-name="P1">GFO says <text:span text:style-name="T2">〈</text:span><text:span text:style-name="T3">abort</text:span><text:span text:style-name="T2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6.992cm" svg:height="4.517cm" svg:x="5.749cm" svg:y="0.136cm">
            <draw:text-box>
              <text:p text:style-name="P1"><text:span text:style-name="T1">Blue Forces Operator</text:span></text:p>
              <text:p text:style-name="P1">BFC controls <text:span text:style-name="T6">〈</text:span><text:span text:style-name="T7">no</text:span>go<text:span text:style-name="T6">〉</text:span></text:p>
              <text:p text:style-name="P1">BFC says <text:span text:style-name="T2">〈</text:span><text:span text:style-name="T3">no</text:span>go<text:span text:style-name="T2">〉</text:span></text:p>
              <text:p text:style-name="P1"><text:span text:style-name="T2">〈</text:span><text:span text:style-name="T3">no</text:span>go<text:span text:style-name="T2">〉</text:span><text:span text:style-name="T8">⊃</text:span><text:span text:style-name="T2">〈</text:span><text:span text:style-name="T3">abort</text:span><text:span text:style-name="T2">〉</text:span></text:p>
              <text:p text:style-name="P1">------------------------------</text:p>
              <text:p text:style-name="P1">BFO says <text:span text:style-name="T2">〈</text:span><text:span text:style-name="T3">abort</text:span><text:span text:style-name="T2">〉</text:span></text:p>
            </draw:text-box>
          </draw:frame>
          <draw:custom-shape draw:style-name="gr2" draw:text-style-name="P1" draw:layer="layout" svg:width="5.54cm" svg:height="2.589cm" svg:x="0.126cm" svg:y="1.456cm">
            <text:p text:style-name="P1">BFC says <text:span text:style-name="T2">〈</text:span><text:span text:style-name="T3">no</text:span><text:span text:style-name="T9">go</text:span><text:span text:style-name="T2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324cm" svg:height="5.228cm" svg:x="18.587cm" svg:y="0.318cm">
            <draw:text-box>
              <text:p text:style-name="P1"><text:span text:style-name="T1">Weapon</text:span></text:p>
              <text:p text:style-name="P1"><text:span text:style-name="T10">BFO controls </text:span><text:span text:style-name="T11">〈</text:span><text:span text:style-name="T12">abort</text:span><text:span text:style-name="T11">〉</text:span></text:p>
              <text:p text:style-name="P1"><text:span text:style-name="T10">GFO controls </text:span><text:span text:style-name="T11">〈</text:span><text:span text:style-name="T12">abort</text:span><text:span text:style-name="T11">〉</text:span></text:p>
              <text:p text:style-name="P1"><text:span text:style-name="T10">BFO says </text:span><text:span text:style-name="T13">〈</text:span><text:span text:style-name="T14">abort</text:span><text:span text:style-name="T13">〉</text:span></text:p>
              <text:p text:style-name="P1"><text:span text:style-name="T10"/></text:p>
              <text:p text:style-name="P1"><text:span text:style-name="T10">------------------------</text:span></text:p>
              <text:p text:style-name="P1"><text:span text:style-name="T13">〈</text:span><text:span text:style-name="T14">abort</text:span><text:span text:style-name="T13">〉</text:span></text:p>
            </draw:text-box>
          </draw:frame>
          <draw:custom-shape draw:style-name="gr2" draw:text-style-name="P1" draw:layer="layout" svg:width="5.774cm" svg:height="2.589cm" svg:x="12.793cm" svg:y="1.456cm">
            <text:p text:style-name="P1">BFO says <text:span text:style-name="T2">〈</text:span><text:span text:style-name="T3">abort</text:span><text:span text:style-name="T2">〉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146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26:38</meta:creation-date>
    <dc:date>2012-09-25T21:18:34</dc:date>
    <meta:editing-duration>PT5M43S</meta:editing-duration>
    <meta:editing-cycles>7</meta:editing-cycles>
    <meta:generator>LibreOffice/3.5$Linux_X86_64 LibreOffice_project/350m1$Build-2</meta:generator>
    <meta:document-statistic meta:object-count="9"/>
  </office:meta>
</office:document-meta>
</file>